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ось Х</text:p>
          </table:table-cell>
          <table:table-cell office:value-type="string" table:style-name="ce1">
            <text:p>TASK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MULTI</text:p>
          </table:table-cell>
          <table:table-cell office:value-type="string" table:style-name="ce1">
            <text:p>POOL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.0856999999999995E-3" table:style-name="ce1">
            <text:p>0,0080857</text:p>
          </table:table-cell>
          <table:table-cell office:value-type="float" office:value="1.2040800000000001E-2" table:style-name="ce1">
            <text:p>0,0120408</text:p>
          </table:table-cell>
          <table:table-cell office:value-type="float" office:value="1.2090699999999999E-2" table:style-name="ce1">
            <text:p>0,0120907</text:p>
          </table:table-cell>
          <table:table-cell office:value-type="float" office:value="4.4568000000000003E-3" table:style-name="ce1">
            <text:p>0,0044568</text:p>
          </table:table-cell>
          <table:table-cell table:style-name="ce1">
            <draw:frame draw:z-index="1" draw:id="id0" draw:style-name="a0" draw:name="Диаграмма 1" svg:x="0.72917in" svg:y="0in" svg:width="7.1375in" svg:height="4.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9580400000000001E-2" table:style-name="ce1">
            <text:p>0,0195804</text:p>
          </table:table-cell>
          <table:table-cell office:value-type="float" office:value="5.6108600000000002E-2" table:style-name="ce1">
            <text:p>0,0561086</text:p>
          </table:table-cell>
          <table:table-cell office:value-type="float" office:value="4.3017300000000001E-2" table:style-name="ce1">
            <text:p>0,0430173</text:p>
          </table:table-cell>
          <table:table-cell office:value-type="float" office:value="1.6203200000000001E-2" table:style-name="ce1">
            <text:p>0,016203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508799999999999E-2" table:style-name="ce1">
            <text:p>0,0225088</text:p>
          </table:table-cell>
          <table:table-cell office:value-type="float" office:value="0.1034557" table:style-name="ce1">
            <text:p>0,1034557</text:p>
          </table:table-cell>
          <table:table-cell office:value-type="float" office:value="5.4491900000000003E-2" table:style-name="ce1">
            <text:p>0,0544919</text:p>
          </table:table-cell>
          <table:table-cell office:value-type="float" office:value="2.7250799999999999E-2" table:style-name="ce1">
            <text:p>0,0272508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.2869000000000002E-2" table:style-name="ce1">
            <text:p>0,032869</text:p>
          </table:table-cell>
          <table:table-cell office:value-type="float" office:value="0.1413739" table:style-name="ce1">
            <text:p>0,1413739</text:p>
          </table:table-cell>
          <table:table-cell office:value-type="float" office:value="7.9779900000000001E-2" table:style-name="ce1">
            <text:p>0,0797799</text:p>
          </table:table-cell>
          <table:table-cell office:value-type="float" office:value="3.4326099999999998E-2" table:style-name="ce1">
            <text:p>0,0343261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.7864700000000001E-2" table:style-name="ce1">
            <text:p>0,0378647</text:p>
          </table:table-cell>
          <table:table-cell office:value-type="float" office:value="0.19510230000000001" table:style-name="ce1">
            <text:p>0,1951023</text:p>
          </table:table-cell>
          <table:table-cell office:value-type="float" office:value="0.1099989" table:style-name="ce1">
            <text:p>0,1099989</text:p>
          </table:table-cell>
          <table:table-cell office:value-type="float" office:value="3.9629200000000003E-2" table:style-name="ce1">
            <text:p>0,0396292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4.9689799999999999E-2" table:style-name="ce1">
            <text:p>0,0496898</text:p>
          </table:table-cell>
          <table:table-cell office:value-type="float" office:value="0.2273461" table:style-name="ce1">
            <text:p>0,2273461</text:p>
          </table:table-cell>
          <table:table-cell office:value-type="float" office:value="0.13556670000000001" table:style-name="ce1">
            <text:p>0,1355667</text:p>
          </table:table-cell>
          <table:table-cell office:value-type="float" office:value="4.4148199999999999E-2" table:style-name="ce1">
            <text:p>0,0441482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9.2703800000000003E-2" table:style-name="ce1">
            <text:p>0,0927038</text:p>
          </table:table-cell>
          <table:table-cell office:value-type="float" office:value="0.42215000000000003" table:style-name="ce1">
            <text:p>0,42215</text:p>
          </table:table-cell>
          <table:table-cell office:value-type="float" office:value="0.2455735" table:style-name="ce1">
            <text:p>0,2455735</text:p>
          </table:table-cell>
          <table:table-cell office:value-type="float" office:value="6.7283700000000002E-2" table:style-name="ce1">
            <text:p>0,0672837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Ольга Платонова</dc:creator>
    <meta:creation-date>2022-05-16T22:30:09Z</meta:creation-date>
    <dc:date>2022-05-16T17:23:52Z</dc:date>
    <meta:editing-cycles>9</meta:editing-cycles>
    <meta:editing-duration>PT72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line" svg:height="316.8pt" svg:width="513.9pt" chart:style-name="Crt0">
        <chart:title chart:style-name="CT00">
          <text:p text:style-name="a0" text:class-names="" text:cond-style-name="">Зависимость времени работы различных режимов от количества соединений к БД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Число соединений,<text:s text:c="1"/>шт</text:p>
            </chart:title>
            <chart:categories table:cell-range-address="Лист1.$A$2:.$A$8"/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2" text:class-names="" text:cond-style-name="">Время, с<text:line-break/></text:p>
            </chart:title>
            <chart:grid chart:class="major" chart:style-name="GMa1"/>
          </chart:axis>
          <chart:series chart:values-cell-range-address="Лист1.$B$2:.$B$8" chart:class="chart:line" chart:attached-axis="primary-y" chart:style-name="G0S0">
            <chart:data-point chart:repeated="7"/>
          </chart:series>
          <chart:series chart:values-cell-range-address="Лист1.$C$2:.$C$8" chart:class="chart:line" chart:attached-axis="primary-y" chart:style-name="G0S1">
            <chart:data-point chart:repeated="7"/>
          </chart:series>
          <chart:series chart:values-cell-range-address="Лист1.$D$2:.$D$8" chart:class="chart:line" chart:attached-axis="primary-y" chart:style-name="G0S2">
            <chart:data-point chart:repeated="7"/>
          </chart:series>
          <chart:series chart:values-cell-range-address="Лист1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